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Bitstream Vera Serif" svg:font-family="'Bitstream Vera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erif" fo:font-size="13pt" officeooo:rsid="001b7406" officeooo:paragraph-rsid="001b7406" style:font-size-asian="13pt" style:font-size-complex="13pt"/>
    </style:style>
    <style:style style:name="P2" style:family="paragraph" style:parent-style-name="Standard">
      <style:text-properties style:font-name="Bitstream Vera Serif" fo:font-size="13pt" officeooo:rsid="0022307d" officeooo:paragraph-rsid="0022307d" style:font-size-asian="13pt" style:font-size-complex="13pt"/>
    </style:style>
    <style:style style:name="P3" style:family="paragraph" style:parent-style-name="Standard">
      <style:text-properties style:font-name="Bitstream Vera Serif" fo:font-size="13pt" fo:font-weight="bold" officeooo:rsid="0022307d" officeooo:paragraph-rsid="0022307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Bitstream Vera Serif" fo:font-size="13pt" style:text-underline-style="solid" style:text-underline-width="auto" style:text-underline-color="font-color" fo:font-weight="bold" officeooo:rsid="001b7406" officeooo:paragraph-rsid="001b7406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Bitstream Vera Serif" fo:font-size="13pt" fo:font-weight="normal" officeooo:rsid="0022307d" officeooo:paragraph-rsid="0022307d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Courier 10 Pitch" fo:font-size="13pt" officeooo:rsid="001b7406" officeooo:paragraph-rsid="001b7406" style:font-size-asian="13pt" style:font-size-complex="13pt"/>
    </style:style>
    <style:style style:name="P7" style:family="paragraph" style:parent-style-name="Standard">
      <style:text-properties style:font-name="Courier 10 Pitch" fo:font-size="13pt" fo:font-weight="bold" officeooo:rsid="0023d1b2" officeooo:paragraph-rsid="0023d1b2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ourier 10 Pitch" fo:font-size="13pt" fo:font-weight="bold" officeooo:rsid="001b7406" officeooo:paragraph-rsid="001b7406" fo:background-color="#eeeeee" style:font-size-asian="13pt" style:font-weight-asian="bold" style:font-size-complex="13pt" style:font-weight-complex="bold"/>
    </style:style>
    <style:style style:name="P9" style:family="paragraph" style:parent-style-name="Standard" style:list-style-name="L1">
      <style:text-properties style:font-name="Bitstream Vera Serif" fo:font-size="13pt" officeooo:rsid="001b7406" officeooo:paragraph-rsid="001b7406" style:font-size-asian="13pt" style:font-size-complex="13pt"/>
    </style:style>
    <style:style style:name="P10" style:family="paragraph" style:parent-style-name="Standard" style:list-style-name="L1">
      <style:text-properties style:font-name="Bitstream Vera Serif" fo:font-size="13pt" officeooo:rsid="001b7406" officeooo:paragraph-rsid="001d6e51" style:font-size-asian="13pt" style:font-size-complex="13pt"/>
    </style:style>
    <style:style style:name="P11" style:family="paragraph" style:parent-style-name="Standard">
      <style:text-properties style:font-name="Bitstream Vera Serif" fo:font-size="13pt" officeooo:rsid="001b7406" officeooo:paragraph-rsid="0026979e" style:font-size-asian="13pt" style:font-size-complex="13pt"/>
    </style:style>
    <style:style style:name="P12" style:family="paragraph" style:parent-style-name="Standard">
      <style:text-properties style:font-name="Bitstream Vera Serif" fo:font-size="13pt" officeooo:rsid="001b7406" officeooo:paragraph-rsid="001b7406" style:font-size-asian="13pt" style:font-size-complex="13pt"/>
    </style:style>
    <style:style style:name="P13" style:family="paragraph" style:parent-style-name="Standard" style:list-style-name="L2">
      <style:text-properties style:font-name="Bitstream Vera Serif" fo:font-size="13pt" officeooo:rsid="001b7406" officeooo:paragraph-rsid="001b7406" style:font-size-asian="13pt" style:font-size-complex="13pt"/>
    </style:style>
    <style:style style:name="P14" style:family="paragraph" style:parent-style-name="Standard" style:list-style-name="L2">
      <style:text-properties style:font-name="Bitstream Vera Serif" fo:font-size="13pt" officeooo:rsid="001b7406" officeooo:paragraph-rsid="0026979e" style:font-size-asian="13pt" style:font-size-complex="13pt"/>
    </style:style>
    <style:style style:name="P15" style:family="paragraph" style:parent-style-name="Standard" style:list-style-name="L2">
      <style:text-properties style:font-name="Bitstream Vera Serif" fo:font-size="13pt" officeooo:rsid="001b7406" officeooo:paragraph-rsid="0028398a" style:font-size-asian="13pt" style:font-size-complex="13pt"/>
    </style:style>
    <style:style style:name="P16" style:family="paragraph" style:parent-style-name="Standard" style:list-style-name="L1">
      <style:text-properties style:font-name="Bitstream Vera Serif" fo:font-size="13pt" officeooo:rsid="001e17aa" officeooo:paragraph-rsid="001e17aa" style:font-size-asian="13pt" style:font-size-complex="13pt"/>
    </style:style>
    <style:style style:name="P17" style:family="paragraph" style:parent-style-name="Standard">
      <style:text-properties style:font-name="Bitstream Vera Serif" fo:font-size="13pt" officeooo:rsid="001f6c2c" officeooo:paragraph-rsid="0026979e" style:font-size-asian="13pt" style:font-size-complex="13pt"/>
    </style:style>
    <style:style style:name="P18" style:family="paragraph" style:parent-style-name="Standard">
      <style:text-properties style:font-name="Bitstream Vera Serif" fo:font-size="13pt" officeooo:rsid="0026979e" officeooo:paragraph-rsid="0026979e" style:font-size-asian="13pt" style:font-size-complex="13pt"/>
    </style:style>
    <style:style style:name="P19" style:family="paragraph" style:parent-style-name="Standard" style:list-style-name="L2">
      <style:text-properties style:font-name="Bitstream Vera Serif" fo:font-size="13pt" fo:font-weight="bold" officeooo:rsid="001b7406" officeooo:paragraph-rsid="001b7406" style:font-size-asian="13pt" style:font-weight-asian="bold" style:font-size-complex="13pt" style:font-weight-complex="bold"/>
    </style:style>
    <style:style style:name="P20" style:family="paragraph" style:parent-style-name="Text_20_body">
      <style:text-properties style:font-name="Bitstream Vera Serif" fo:font-size="13pt" officeooo:rsid="0028398a" officeooo:paragraph-rsid="0028398a" style:font-size-asian="13pt" style:font-size-complex="13pt"/>
    </style:style>
    <style:style style:name="P21" style:family="paragraph" style:parent-style-name="Heading_20_2">
      <style:text-properties officeooo:rsid="0028398a" officeooo:paragraph-rsid="0028398a"/>
    </style:style>
    <style:style style:name="T1" style:family="text">
      <style:text-properties officeooo:rsid="001d6e51"/>
    </style:style>
    <style:style style:name="T2" style:family="text">
      <style:text-properties fo:font-weight="bold" fo:background-color="#eeeeee" loext:char-shading-value="0" style:font-weight-asian="bold" style:font-weight-complex="bold"/>
    </style:style>
    <style:style style:name="T3" style:family="text">
      <style:text-properties fo:font-weight="bold" officeooo:rsid="001e17aa" style:font-weight-asian="bold" style:font-weight-complex="bold"/>
    </style:style>
    <style:style style:name="T4" style:family="text">
      <style:text-properties fo:font-weight="bold" officeooo:rsid="0026979e" style:font-weight-asian="bold" style:font-weight-complex="bold"/>
    </style:style>
    <style:style style:name="T5" style:family="text">
      <style:text-properties style:font-name="Courier 10 Pitch" fo:font-weight="bold" fo:background-color="#eeeeee" loext:char-shading-value="0" style:font-weight-asian="bold" style:font-weight-complex="bold"/>
    </style:style>
    <style:style style:name="T6" style:family="text">
      <style:text-properties style:font-name="Courier 10 Pitch" fo:font-weight="bold" officeooo:rsid="0029835f" fo:background-color="#eeeeee" loext:char-shading-value="0" style:font-weight-asian="bold" style:font-weight-complex="bold"/>
    </style:style>
    <style:style style:name="T7" style:family="text">
      <style:text-properties style:font-name="Courier 10 Pitch" fo:font-weight="bold" officeooo:rsid="0031a1e1" fo:background-color="#eeeeee" loext:char-shading-value="0" style:font-weight-asian="bold" style:font-weight-complex="bold"/>
    </style:style>
    <style:style style:name="T8" style:family="text">
      <style:text-properties style:font-name="Courier 10 Pitch" fo:font-weight="bold" officeooo:rsid="001e17aa" fo:background-color="#eeeeee" loext:char-shading-value="0" style:font-weight-asian="bold" style:font-weight-complex="bold"/>
    </style:style>
    <style:style style:name="T9" style:family="text">
      <style:text-properties style:font-name="Courier 10 Pitch" fo:font-weight="bold" officeooo:rsid="001d6e51" fo:background-color="#eeeeee" loext:char-shading-value="0" style:font-weight-asian="bold" style:font-weight-complex="bold"/>
    </style:style>
    <style:style style:name="T10" style:family="text">
      <style:text-properties style:font-name="Courier 10 Pitch" fo:font-weight="bold" style:font-weight-asian="bold" style:font-weight-complex="bold"/>
    </style:style>
    <style:style style:name="T11" style:family="text">
      <style:text-properties officeooo:rsid="0026979e"/>
    </style:style>
    <style:style style:name="T12" style:family="text">
      <style:text-properties fo:font-weight="normal" officeooo:rsid="0026979e" style:font-weight-asian="normal" style:font-weight-complex="normal"/>
    </style:style>
    <style:style style:name="T13" style:family="text">
      <style:text-properties officeooo:rsid="00271ac6"/>
    </style:style>
    <style:style style:name="T14" style:family="text">
      <style:text-properties officeooo:rsid="002839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itiali<text:span text:style-name="T11">s</text:span>ation <text:span text:style-name="T11">des fonctions</text:span> Auth.</text:p>
      <text:h text:style-name="P21" text:outline-level="2">REMARQUE.</text:h>
      <text:p text:style-name="P20">Il est possible d’utiliser une seule base pour les deux instances « running » et « history », mais ce n’est pas obligatoire.</text:p>
      <text:h text:style-name="Heading_20_2" text:outline-level="2">DATABASE.</text:h>
      <text:p text:style-name="P1"><text:span text:style-name="T11">Tous les noms sont bien sûr des exemples</text:span> ...</text:p>
      <text:list xml:id="list6145947049209943354" text:style-name="L1">
        <text:list-item>
          <text:p text:style-name="P9">Cr<text:span text:style-name="T11">éer une nouvelle </text:span>(mysql --user=root .…)<text:span text:style-name="T6"><text:line-break/></text:span><text:span text:style-name="T8">CR</text:span><text:span text:style-name="T6">EATE DATABASE </text:span><text:span text:style-name="T7">ossec_</text:span><text:span text:style-name="T8">auth</text:span><text:span text:style-name="T6"> </text:span><text:span text:style-name="T5">CHARACTER SET = '</text:span><text:span text:style-name="T7">utf8</text:span><text:span text:style-name="T5">' COLLATE = '</text:span><text:span text:style-name="T7">utf8</text:span><text:span text:style-name="T5">_bin';</text:span></text:p>
        </text:list-item>
        <text:list-item>
          <text:p text:style-name="P9"><text:span text:style-name="T11">Créer un nouvel utilisateur</text:span><text:line-break/><text:span text:style-name="T5">create user "ossec_auth"@"localhost" identified by "Ossec_Auth";</text:span></text:p>
        </text:list-item>
        <text:list-item>
          <text:p text:style-name="P9"><text:span text:style-name="T11">Donner des droits à ce nouvel utilisateur, on pourra les réduirs plus tard</text:span>.<text:line-break/><text:span text:style-name="T5">grant all on ossec_auth.* to 'ossec_auth'@'localhost';<text:line-break/></text:span><text:span text:style-name="T2">exit </text:span></text:p>
        </text:list-item>
        <text:list-item>
          <text:p text:style-name="P10"><text:span text:style-name="T11">Aller dans le répertoire </text:span>"Database" : <text:line-break/><text:span text:style-name="T9">cd ..../auth/vendor/delight-im/auth/Database/</text:span><text:span text:style-name="T1"><text:line-break/>et lancer mysql</text:span> <text:line-break/><text:span text:style-name="T10">mysql --user ossec_auth -p -D ossec_auth</text:span></text:p>
        </text:list-item>
        <text:list-item>
          <text:p text:style-name="P9">- <text:span text:style-name="T11">Créer les</text:span> tables<text:line-break/><text:span text:style-name="T5">source MySQL.sql</text:span></text:p>
        </text:list-item>
        <text:list-item>
          <text:p text:style-name="P16">V<text:span text:style-name="T11">érifier le tout</text:span></text:p>
        </text:list-item>
      </text:list>
      <text:p text:style-name="P8">show tables;</text:p>
      <text:p text:style-name="P6">+----------------------+</text:p>
      <text:p text:style-name="P6">| Tables_in_ossec_auth |</text:p>
      <text:p text:style-name="P6">+----------------------+</text:p>
      <text:p text:style-name="P6">| users <text:s text:c="15"/>|</text:p>
      <text:p text:style-name="P6"><text:soft-page-break/>| users_confirmations <text:s/>|</text:p>
      <text:p text:style-name="P6">| users_remembered <text:s text:c="4"/>|</text:p>
      <text:p text:style-name="P6">| users_resets <text:s text:c="8"/>|</text:p>
      <text:p text:style-name="P6">| users_throttling <text:s text:c="4"/>|</text:p>
      <text:p text:style-name="P6">+----------------------+</text:p>
      <text:p text:style-name="P6">5 rows in set (0.001 sec)</text:p>
      <text:p text:style-name="P1"/>
      <text:p text:style-name="P11"><text:span text:style-name="T4">CONTENU DE LA </text:span><text:span text:style-name="T3">BASE.</text:span></text:p>
      <text:p text:style-name="P11"><text:span text:style-name="T12">Un script php « create_admin.php » est fourni pour la création d’un utilisateur initial. Deux autres scripts permettent de créer un utilisateur par « type » : « create_editor.php » et « create_collaborator.php ».</text:span><text:line-break/><text:span text:style-name="T11">Ces trois script divient bien sûr être adaptés (utilisateur, mail, mot de passe) et copiés à la racine du site, ils pourrons alors être exécutés par l’intermédaire de votre navigateur préféré.</text:span></text:p>
      <text:p text:style-name="P18"/>
      <text:p text:style-name="P17"/>
      <text:p text:style-name="P1"/>
      <text:p text:style-name="P3">SOFTWARE alteration.</text:p>
      <text:p text:style-name="P5"/>
      <text:p text:style-name="P5">P<text:span text:style-name="T11">our mettre en service l’authentification aller à la racine du site et</text:span> :</text:p>
      <text:p text:style-name="P7">ln -sf amilogged.php_auth ./amilogged.php</text:p>
      <text:p text:style-name="P5"/>
      <text:p text:style-name="P2"/>
      <text:p text:style-name="P4">Don't forget to remove those scripts after use !</text:p>
      <text:p text:style-name="P1"/>
      <text:p text:style-name="P1"/>
      <text:p text:style-name="P18">Les « rôles » suivants sont utilisés :</text:p>
      <text:list xml:id="list3841161640270913493" text:style-name="L2">
        <text:list-item>
          <text:p text:style-name="P19">D<text:span text:style-name="T11">ans l’instance </text:span>"running" <text:s/>:</text:p>
          <text:list>
            <text:list-item>
              <text:p text:style-name="P13">"ADMIN" o<text:span text:style-name="T11">u</text:span> "EDITOR" <text:span text:style-name="T11">peuvent détruire (archiver) des alertes.</text:span></text:p>
            </text:list-item>
            <text:list-item>
              <text:p text:style-name="P13">"ADMIN" <text:span text:style-name="T14">seul </text:span>p<text:span text:style-name="T11">eut modifier le mapping signatures / catégories.</text:span></text:p>
            </text:list-item>
            <text:list-item>
              <text:p text:style-name="P14">"ADMIN" <text:span text:style-name="T11">seul peut ajouter/modifier/détruire les utilisateurs.</text:span></text:p>
            </text:list-item>
            <text:list-item>
              <text:p text:style-name="P14">"ADMIN" <text:span text:style-name="T11">seul peut lancer la réorganisation de la base</text:span>.</text:p>
            </text:list-item>
          </text:list>
        </text:list-item>
        <text:list-item>
          <text:p text:style-name="P13">- <text:span text:style-name="T13">Dans l’instance</text:span> "history" :</text:p>
          <text:list>
            <text:list-item>
              <text:p text:style-name="P15"><text:soft-page-break/>"ADMIN" <text:span text:style-name="T14">seul peut détruire des données.</text:span></text:p>
            </text:list-item>
            <text:list-item>
              <text:p text:style-name="P15">"ADMIN" <text:span text:style-name="T14">seul </text:span>p<text:span text:style-name="T11">eut modifier le mapping signatures / catégories.</text:span></text:p>
            </text:list-item>
            <text:list-item>
              <text:p text:style-name="P15">"ADMIN" <text:span text:style-name="T11">seul peut ajouter/modifier/détruire les utilisateurs.</text:span></text:p>
            </text:list-item>
            <text:list-item>
              <text:p text:style-name="P15">"ADMIN" <text:span text:style-name="T11">seul peut lancer la réorganisation de la base</text:span>.</text:p>
            </text:list-item>
          </text:list>
        </text:list-item>
      </text:list>
      <text:p text:style-name="P1"/>
      <text:list xml:id="list185860065842091" text:continue-numbering="true" text:style-name="L2">
        <text:list-item>
          <text:p text:style-name="P13">The "default" group is "COLLABORATOR".</text:p>
        </text:list-item>
      </text:list>
      <text:p text:style-name="P1"/>
      <text:p text:style-name="P1">Other standard groups from PHP AUTH are not 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Bitstream Vera Serif" svg:font-family="'Bitstream Vera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21:33:26.440637518</meta:creation-date>
    <dc:date>2018-06-04T18:58:59.681400674</dc:date>
    <meta:editing-duration>PT42M</meta:editing-duration>
    <meta:editing-cycles>9</meta:editing-cycles>
    <meta:generator>LibreOffice/5.2.7.2$Linux_X86_64 LibreOffice_project/20m0$Build-2</meta:generator>
    <meta:document-statistic meta:table-count="0" meta:image-count="0" meta:object-count="0" meta:page-count="3" meta:paragraph-count="41" meta:word-count="351" meta:character-count="2264" meta:non-whitespace-character-count="1940"/>
  </office:meta>
</office:document-meta>
</file>